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81554" officeooo:paragraph-rsid="00181554"/>
    </style:style>
    <style:style style:name="P2" style:family="paragraph" style:parent-style-name="Standard" style:list-style-name="L2">
      <style:text-properties officeooo:rsid="00181554" officeooo:paragraph-rsid="001ab459"/>
    </style:style>
    <style:style style:name="P3" style:family="paragraph" style:parent-style-name="Standard" style:list-style-name="L2">
      <style:text-properties officeooo:rsid="00181554" officeooo:paragraph-rsid="0025e90d"/>
    </style:style>
    <style:style style:name="P4" style:family="paragraph" style:parent-style-name="Standard" style:list-style-name="L2">
      <style:text-properties officeooo:rsid="00181554" officeooo:paragraph-rsid="003bf04c"/>
    </style:style>
    <style:style style:name="P5" style:family="paragraph" style:parent-style-name="Standard" style:list-style-name="L2">
      <style:text-properties officeooo:rsid="0030782d" officeooo:paragraph-rsid="0030782d"/>
    </style:style>
    <style:style style:name="P6" style:family="paragraph" style:parent-style-name="Standard" style:list-style-name="L2">
      <style:text-properties officeooo:rsid="003bf04c" officeooo:paragraph-rsid="003bf04c"/>
    </style:style>
    <style:style style:name="P7" style:family="paragraph" style:parent-style-name="Standard" style:list-style-name="L2">
      <style:text-properties officeooo:rsid="003c121e" officeooo:paragraph-rsid="003c121e"/>
    </style:style>
    <style:style style:name="P8" style:family="paragraph" style:parent-style-name="Standard" style:list-style-name="L2">
      <style:text-properties officeooo:rsid="003f2bdd" officeooo:paragraph-rsid="003f2bdd"/>
    </style:style>
    <style:style style:name="P9" style:family="paragraph" style:parent-style-name="Standard" style:list-style-name="L2">
      <style:text-properties officeooo:rsid="003fef4b" officeooo:paragraph-rsid="003fef4b"/>
    </style:style>
    <style:style style:name="P10" style:family="paragraph" style:parent-style-name="Standard" style:list-style-name="L2">
      <style:text-properties officeooo:rsid="0040be07" officeooo:paragraph-rsid="0040be07"/>
    </style:style>
    <style:style style:name="P11" style:family="paragraph" style:parent-style-name="Standard" style:list-style-name="L2">
      <style:text-properties officeooo:rsid="00439aba" officeooo:paragraph-rsid="00439aba"/>
    </style:style>
    <style:style style:name="P12" style:family="paragraph" style:parent-style-name="Standard" style:list-style-name="L2">
      <style:text-properties officeooo:rsid="0047fca0" officeooo:paragraph-rsid="0047fca0"/>
    </style:style>
    <style:style style:name="P13" style:family="paragraph" style:parent-style-name="Standard" style:list-style-name="L2">
      <style:text-properties officeooo:rsid="004a4d0b" officeooo:paragraph-rsid="004a4d0b"/>
    </style:style>
    <style:style style:name="T1" style:family="text">
      <style:text-properties officeooo:rsid="001a08fd"/>
    </style:style>
    <style:style style:name="T2" style:family="text">
      <style:text-properties officeooo:rsid="001b3851"/>
    </style:style>
    <style:style style:name="T3" style:family="text">
      <style:text-properties officeooo:rsid="001cabf9"/>
    </style:style>
    <style:style style:name="T4" style:family="text">
      <style:text-properties officeooo:rsid="001d762d"/>
    </style:style>
    <style:style style:name="T5" style:family="text">
      <style:text-properties officeooo:rsid="0020a49d"/>
    </style:style>
    <style:style style:name="T6" style:family="text">
      <style:text-properties officeooo:rsid="00219e92"/>
    </style:style>
    <style:style style:name="T7" style:family="text">
      <style:text-properties officeooo:rsid="0022f5d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722f9"/>
    </style:style>
    <style:style style:name="T10" style:family="text">
      <style:text-properties style:text-underline-style="none" officeooo:rsid="0032369b"/>
    </style:style>
    <style:style style:name="T11" style:family="text">
      <style:text-properties style:text-underline-style="none" officeooo:rsid="0039ad45"/>
    </style:style>
    <style:style style:name="T12" style:family="text">
      <style:text-properties style:text-underline-style="none" officeooo:rsid="003afc91"/>
    </style:style>
    <style:style style:name="T13" style:family="text">
      <style:text-properties style:text-underline-style="none" officeooo:rsid="0040be07"/>
    </style:style>
    <style:style style:name="T14" style:family="text">
      <style:text-properties officeooo:rsid="0025e90d"/>
    </style:style>
    <style:style style:name="T15" style:family="text">
      <style:text-properties officeooo:rsid="002722f9"/>
    </style:style>
    <style:style style:name="T16" style:family="text">
      <style:text-properties officeooo:rsid="00379bd0"/>
    </style:style>
    <style:style style:name="T17" style:family="text">
      <style:text-properties officeooo:rsid="00394674"/>
    </style:style>
    <style:style style:name="T18" style:family="text">
      <style:text-properties officeooo:rsid="004630ea"/>
    </style:style>
    <style:style style:name="T19" style:family="text">
      <style:text-properties officeooo:rsid="004bf08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8178054" text:style-name="L2">
        <text:list-item>
          <text:p text:style-name="P1">Classes</text:p>
          <text:list>
            <text:list-item>
              <text:p text:style-name="P7">+Particle</text:p>
              <text:list>
                <text:list-item>
                  <text:p text:style-name="P11">any prop can be from any</text:p>
                </text:list-item>
              </text:list>
            </text:list-item>
            <text:list-item>
              <text:p text:style-name="P6">Props</text:p>
              <text:list>
                <text:list-item>
                  <text:p text:style-name="P1"><text:span text:style-name="T2">any/</text:span><text:span text:style-name="T18">user</text:span> := “<text:span text:style-name="T2">data”</text:span></text:p>
                  <text:list>
                    <text:list-item>
                      <text:p text:style-name="P13">text, image, audio, link <text:span text:style-name="T19">(url or path)</text:span></text:p>
                    </text:list-item>
                  </text:list>
                </text:list-item>
                <text:list-item>
                  <text:p text:style-name="P4">loc := <text:span text:style-name="T5">+</text:span><text:span text:style-name="T3">GPS</text:span></text:p>
                  <text:list>
                    <text:list-item>
                      <text:p text:style-name="P4"><text:span text:style-name="T17">city/state/country/etc</text:span></text:p>
                    </text:list-item>
                    <text:list-item>
                      <text:p text:style-name="P8">opt</text:p>
                    </text:list-item>
                  </text:list>
                </text:list-item>
                <text:list-item>
                  <text:p text:style-name="P2">abc := <text:span text:style-name="T5">(</text:span>“<text:span text:style-name="T4">title” …</text:span><text:span text:style-name="T5">) </text:span><text:span text:style-name="T16">[order=priority]</text:span></text:p>
                  <text:list>
                    <text:list-item>
                      <text:p text:style-name="P9">opt</text:p>
                    </text:list-item>
                  </text:list>
                </text:list-item>
                <text:list-item>
                  <text:p text:style-name="P3"><text:s/>time</text:p>
                  <text:list>
                    <text:list-item>
                      <text:p text:style-name="P5"><text:span text:style-name="T9">c</text:span><text:span text:style-name="T8">reat</text:span><text:span text:style-name="T13">e</text:span><text:span text:style-name="T8"> </text:span><text:span text:style-name="T11">(auto</text:span><text:span text:style-name="T12">, always</text:span><text:span text:style-name="T11">)</text:span></text:p>
                      <text:list>
                        <text:list-item>
                          <text:p text:style-name="P10"><text:span text:style-name="T11">e</text:span><text:span text:style-name="T8">nd?</text:span></text:p>
                        </text:list-item>
                      </text:list>
                    </text:list-item>
                    <text:list-item>
                      <text:p text:style-name="P5"><text:span text:style-name="T9">d</text:span><text:span text:style-name="T8">eadlin</text:span><text:span text:style-name="T10">e</text:span></text:p>
                    </text:list-item>
                    <text:list-item>
                      <text:p text:style-name="P5"><text:span text:style-name="T8">duration</text:span></text:p>
                    </text:list-item>
                  </text:list>
                </text:list-item>
                <text:list-item>
                  <text:p text:style-name="P3">date := <text:span text:style-name="T15">(</text:span><text:span text:style-name="T5">+</text:span><text:span text:style-name="T14">Dat</text:span><text:span text:style-name="T15">e +Date)</text:span></text:p>
                  <text:list>
                    <text:list-item>
                      <text:p text:style-name="P12">similar as time</text:p>
                    </text:list-item>
                  </text:list>
                </text:list-item>
                <text:list-item>
                  <text:p text:style-name="P1">cat :<text:span text:style-name="T1">= </text:span><text:span text:style-name="T5">(</text:span><text:span text:style-name="T1">“tag” …</text:span><text:span text:style-name="T5">) [order=priority]</text:span></text:p>
                </text:list-item>
                <text:list-item>
                  <text:p text:style-name="P2">hierarchy (continuum) := <text:span text:style-name="T7">+… (</text:span><text:span text:style-name="T6">numeric ranking</text:span><text:span text:style-name="T7">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1-22T19:16:23.273375389</meta:creation-date>
    <dc:date>2020-11-22T20:26:51.899527848</dc:date>
    <meta:editing-duration>PT1H10M12S</meta:editing-duration>
    <meta:editing-cycles>36</meta:editing-cycles>
    <meta:generator>LibreOffice/7.0.3.1$Linux_X86_64 LibreOffice_project/00$Build-1</meta:generator>
    <meta:document-statistic meta:table-count="0" meta:image-count="0" meta:object-count="0" meta:page-count="1" meta:paragraph-count="20" meta:word-count="75" meta:character-count="487" meta:non-whitespace-character-count="411"/>
  </office:meta>
</office:document-meta>
</file>